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3.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000000" draw:fill-color="#ffffd7" draw:textarea-horizontal-align="justify" draw:textarea-vertical-align="middle" draw:auto-grow-height="false" fo:min-height="1.75cm" fo:min-width="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d7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" draw:marker-start-width="0.3cm" draw:marker-end="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ffffd7" draw:textarea-horizontal-align="justify" draw:textarea-vertical-align="middle" draw:auto-grow-height="false" fo:min-height="1.75cm" fo:min-width="3.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start="" draw:marker-start-width="0.3cm" draw:marker-end="Puntas_20_de_20_flecha_20_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.25cm" svg:x="11.5cm" svg:y="5.25cm">
          <text:p text:style-name="P1">Bluepill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.25cm" svg:x="11.5cm" svg:y="1.75cm">
          <text:p text:style-name="P1">NRF24L01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5cm" svg:y1="5.25cm" svg:x2="13.5cm" svg:y2="4cm" draw:start-shape="id1" draw:start-glue-point="0" draw:end-shape="id2" draw:end-glue-point="2" svg:d="M13500 5250v-1250" svg:viewBox="0 0 1 1251">
          <text:p text:style-name="P1">SPI</text:p>
        </draw:connector>
        <draw:custom-shape draw:style-name="gr1" draw:text-style-name="P2" xml:id="id3" draw:id="id3" draw:layer="layout" svg:width="4cm" svg:height="2.25cm" svg:x="3cm" svg:y="5.25cm">
          <text:p text:style-name="P1">Bluepill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.25cm" svg:x="3cm" svg:y="1.75cm">
          <text:p text:style-name="P1">NRF24L01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cm" svg:y1="5.25cm" svg:x2="5cm" svg:y2="4cm" draw:start-shape="id3" draw:start-glue-point="0" draw:end-shape="id4" draw:end-glue-point="2" svg:d="M5000 5250v-1250" svg:viewBox="0 0 1 1251">
          <text:p text:style-name="P1">SPI</text:p>
        </draw:connector>
        <draw:custom-shape draw:style-name="gr1" draw:text-style-name="P2" xml:id="id5" draw:id="id5" draw:layer="layout" svg:width="4cm" svg:height="2.25cm" svg:x="3cm" svg:y="8.7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cm" svg:y1="7.5cm" svg:x2="5cm" svg:y2="8.75cm" draw:start-shape="id3" draw:start-glue-point="2" draw:end-shape="id5" draw:end-glue-point="0" svg:d="M5000 7500v1250" svg:viewBox="0 0 1 1251">
          <text:p text:style-name="P1">UART</text:p>
        </draw:connector>
        <draw:line draw:style-name="gr4" draw:text-style-name="P3" draw:layer="layout" svg:x1="10cm" svg:y1="2.75cm" svg:x2="8.25cm" svg:y2="2.75cm">
          <text:p/>
        </draw:line>
        <draw:g draw:style-name="gr5">
          <draw:custom-shape draw:style-name="gr6" draw:text-style-name="P4" xml:id="id6" draw:id="id6" draw:layer="layout" svg:width="3.5cm" svg:height="2cm" svg:x="19.499cm" svg:y="2.65cm">
            <text:p text:style-name="P1">RECEIVE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7" draw:id="id7" draw:layer="layout" svg:width="3.5cm" svg:height="2cm" svg:x="23.999cm" svg:y="2.65cm">
            <text:p text:style-name="P1">UART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8" draw:id="id8" draw:layer="layout" svg:width="4cm" svg:height="2cm" svg:x="19.251cm" svg:y="5.75cm">
            <text:p text:style-name="P1">PRINT_LVL</text:p>
            <draw:enhanced-geometry svg:viewBox="0 0 21600 21600" draw:type="rectangle" draw:enhanced-path="M 0 0 L 21600 0 21600 21600 0 21600 0 0 Z N"/>
          </draw:custom-shape>
          <draw:connector draw:style-name="gr8" draw:text-style-name="P3" draw:layer="layout" draw:type="curve" svg:x1="22.999cm" svg:y1="3.65cm" svg:x2="23.999cm" svg:y2="3.65cm" draw:start-shape="id6" draw:start-glue-point="1" draw:end-shape="id7" draw:end-glue-point="3" svg:d="M22999 3650h1000" svg:viewBox="0 0 1001 1">
            <text:p/>
          </draw:connector>
          <draw:connector draw:style-name="gr9" draw:text-style-name="P3" draw:layer="layout" draw:type="curve" svg:x1="21.249cm" svg:y1="4.65cm" svg:x2="21.251cm" svg:y2="5.75cm" draw:start-shape="id6" draw:start-glue-point="2" draw:end-shape="id8" draw:end-glue-point="0" svg:d="M21249 4650c0 825 2 275 2 1100" svg:viewBox="0 0 3 1101">
            <text:p/>
          </draw:connector>
          <draw:connector draw:style-name="gr10" draw:text-style-name="P3" draw:layer="layout" svg:x1="25.749cm" svg:y1="4.65cm" svg:x2="21.251cm" svg:y2="5.75cm" draw:start-shape="id7" draw:start-glue-point="2" draw:end-shape="id8" svg:d="M25749 4650v550h-4498v550" svg:viewBox="0 0 4499 1101">
            <text:p/>
          </draw:connector>
          <draw:connector draw:style-name="gr11" draw:text-style-name="P3" draw:layer="layout" svg:x1="19.251cm" svg:y1="6.75cm" svg:x2="19.499cm" svg:y2="3.65cm" draw:start-shape="id8" draw:start-glue-point="3" draw:end-shape="id6" draw:end-glue-point="3" svg:d="M19251 6750h-501v-3100h749" svg:viewBox="0 0 750 3101">
            <text:p/>
          </draw:connector>
        </draw:g>
        <draw:g draw:style-name="gr5">
          <draw:custom-shape draw:style-name="gr12" draw:text-style-name="P4" xml:id="id9" draw:id="id9" draw:layer="layout" svg:width="3.75cm" svg:height="2cm" svg:x="3.25cm" svg:y="16.25cm">
            <text:p text:style-name="P1">MEASURE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0" draw:id="id10" draw:layer="layout" svg:width="3.5cm" svg:height="2cm" svg:x="8.75cm" svg:y="16.25cm">
            <text:p text:style-name="P1">UART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11" draw:id="id11" draw:layer="layout" svg:width="4cm" svg:height="2cm" svg:x="3.202cm" svg:y="20.102cm">
            <text:p text:style-name="P1">WAITING</text:p>
            <draw:enhanced-geometry svg:viewBox="0 0 21600 21600" draw:type="rectangle" draw:enhanced-path="M 0 0 L 21600 0 21600 21600 0 21600 0 0 Z N"/>
          </draw:custom-shape>
          <draw:connector draw:style-name="gr8" draw:text-style-name="P3" draw:layer="layout" draw:type="curve" svg:x1="7cm" svg:y1="17.25cm" svg:x2="8.75cm" svg:y2="17.25cm" draw:start-shape="id9" draw:start-glue-point="1" draw:end-shape="id10" draw:end-glue-point="3" svg:d="M7000 17250h1750" svg:viewBox="0 0 1751 1">
            <text:p/>
          </draw:connector>
          <draw:connector draw:style-name="gr11" draw:text-style-name="P3" draw:layer="layout" svg:x1="3.202cm" svg:y1="21.102cm" svg:x2="3.25cm" svg:y2="17.25cm" draw:start-shape="id11" draw:start-glue-point="3" draw:end-shape="id9" draw:end-glue-point="3" svg:d="M3202 21102h-501v-3852h549" svg:viewBox="0 0 550 3853">
            <text:p/>
          </draw:connector>
          <draw:custom-shape draw:style-name="gr7" draw:text-style-name="P4" xml:id="id12" draw:id="id12" draw:layer="layout" svg:width="4cm" svg:height="2cm" svg:x="8.5cm" svg:y="20.1cm">
            <text:p text:style-name="P1">NRF</text:p>
            <draw:enhanced-geometry svg:viewBox="0 0 21600 21600" draw:type="rectangle" draw:enhanced-path="M 0 0 L 21600 0 21600 21600 0 21600 0 0 Z N"/>
          </draw:custom-shape>
          <draw:connector draw:style-name="gr13" draw:text-style-name="P3" draw:layer="layout" svg:x1="10.5cm" svg:y1="18.25cm" svg:x2="10.5cm" svg:y2="20.1cm" draw:start-shape="id10" draw:start-glue-point="2" draw:end-shape="id12" svg:d="M10500 18250v1850" svg:viewBox="0 0 1 1851">
            <text:p/>
          </draw:connector>
          <draw:connector draw:style-name="gr13" draw:text-style-name="P3" draw:layer="layout" svg:x1="8.5cm" svg:y1="21.1cm" svg:x2="7.202cm" svg:y2="21.102cm" draw:start-shape="id12" draw:start-glue-point="3" draw:end-shape="id11" draw:end-glue-point="1" svg:d="M8500 21100h-649v2h-649" svg:viewBox="0 0 1299 3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6" draw:display-name="Puntas de flecha 6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09:15:22.422562342</meta:creation-date>
    <dc:date>2026-04-12T21:35:10.993822937</dc:date>
    <meta:editing-duration>PT38M7S</meta:editing-duration>
    <meta:editing-cycles>4</meta:editing-cycles>
    <meta:generator>LibreOffice/24.2.7.2$Linux_X86_64 LibreOffice_project/420$Build-2</meta:generator>
    <meta:document-statistic meta:object-count="26"/>
  </office:meta>
</office:document-meta>
</file>